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36fe" officeooo:paragraph-rsid="001236fe"/>
    </style:style>
    <style:style style:name="P2" style:family="paragraph" style:parent-style-name="Standard">
      <style:text-properties officeooo:rsid="00137ae3" officeooo:paragraph-rsid="00137ae3"/>
    </style:style>
    <style:style style:name="P3" style:family="paragraph" style:parent-style-name="Standard">
      <style:text-properties style:text-underline-style="solid" style:text-underline-width="auto" style:text-underline-color="font-color" officeooo:rsid="001236fe" officeooo:paragraph-rsid="001236fe"/>
    </style:style>
    <style:style style:name="P4" style:family="paragraph" style:parent-style-name="Standard">
      <style:text-properties style:text-underline-style="solid" style:text-underline-width="auto" style:text-underline-color="font-color" officeooo:rsid="001236fe" officeooo:paragraph-rsid="00137ae3"/>
    </style:style>
    <style:style style:name="P5" style:family="paragraph" style:parent-style-name="Standard">
      <style:text-properties style:text-underline-style="solid" style:text-underline-width="auto" style:text-underline-color="font-color" officeooo:rsid="00137ae3" officeooo:paragraph-rsid="00137ae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36f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Prueba y Pruebas</text:p>
      <text:p text:style-name="P1">Casos de Prueba:</text:p>
      <text:p text:style-name="P1"/>
      <text:p text:style-name="P1">test_fft1</text:p>
      <text:section text:style-name="Sect1" text:name="Section1">
        <text:section-source xlink:href="../TP1ALGO2/test_fft1"/>
        <text:p text:style-name="Preformatted_20_Text">1 1 1</text:p>
        <text:p text:style-name="Preformatted_20_Text">1 1 1 1 1</text:p>
        <text:p text:style-name="Preformatted_20_Text">1 2 3</text:p>
      </text:section>
      <text:p text:style-name="P1"/>
      <text:p text:style-name="P2"><text:span text:style-name="T2">t</text:span><text:span text:style-name="T1">est_fft1.ref</text:span></text:p>
      <text:section text:style-name="Sect1" text:name="Section14">
        <text:section-source xlink:href="../TP1ALGO2/test_fft1.ref"/>
        <text:p text:style-name="Preformatted_20_Text">(3, 0) (0, -1) (1, 0) (0, 1)</text:p>
        <text:p text:style-name="Preformatted_20_Text">(5, 0) (0, -2.414213562) (1, 0) (0, -0.4142135624) (1, 0) (0, 0.4142135624) (1, 0) (0, 2.414213562)</text:p>
        <text:p text:style-name="Preformatted_20_Text">(6, 0) (-2, -2) (2, 0) (-2, 2) </text:p>
      </text:section>
      <text:p text:style-name="P4"/>
      <text:p text:style-name="P1">test_ft1</text:p>
      <text:section text:style-name="Sect1" text:name="Section2">
        <text:section-source xlink:href="../TP1ALGO2/test_ft1"/>
        <text:p text:style-name="Preformatted_20_Text">(5,0)</text:p>
        <text:p text:style-name="Preformatted_20_Text">5,0)</text:p>
        <text:p text:style-name="Preformatted_20_Text">(0,8)</text:p>
        <text:p text:style-name="Preformatted_20_Text">0,8)</text:p>
        <text:p text:style-name="Preformatted_20_Text">(1,2)</text:p>
        <text:p text:style-name="Preformatted_20_Text">0,8</text:p>
        <text:p text:style-name="Preformatted_20_Text">(3,4)</text:p>
        <text:p text:style-name="Preformatted_20_Text">(1)</text:p>
        <text:p text:style-name="Preformatted_20_Text">(1,0) (1,0)</text:p>
        <text:p text:style-name="Preformatted_20_Text">(1,)</text:p>
        <text:p text:style-name="Preformatted_20_Text">(0,1) (0,1)</text:p>
        <text:p text:style-name="Preformatted_20_Text">(,2)</text:p>
        <text:p text:style-name="Preformatted_20_Text">(1,2) (3,4)</text:p>
        <text:p text:style-name="Preformatted_20_Text">(,)</text:p>
        <text:p text:style-name="Preformatted_20_Text">(-5,1) (1,1) (4,-6) (-2, -7)</text:p>
      </text:section>
      <text:p text:style-name="P1"/>
      <text:p text:style-name="P2"><text:span text:style-name="T2">t</text:span><text:span text:style-name="T1">est_ft1.ref</text:span></text:p>
      <text:section text:style-name="Sect1" text:name="Section15" text:protected="true">
        <text:section-source xlink:href="../TP1ALGO2/test_ft1.ref"/>
        <text:p text:style-name="Preformatted_20_Text">(5, 0)</text:p>
        <text:p text:style-name="Preformatted_20_Text"/>
        <text:p text:style-name="Preformatted_20_Text">(0, 8)</text:p>
        <text:p text:style-name="Preformatted_20_Text"/>
        <text:p text:style-name="Preformatted_20_Text">(1, 2)</text:p>
        <text:p text:style-name="Preformatted_20_Text"/>
        <text:p text:style-name="Preformatted_20_Text">(3 ,4)</text:p>
        <text:p text:style-name="Preformatted_20_Text"/>
        <text:p text:style-name="Preformatted_20_Text">(2, 0) (0, 0)</text:p>
        <text:p text:style-name="Preformatted_20_Text"/>
        <text:p text:style-name="Preformatted_20_Text">(0, 2) (0, 0)</text:p>
        <text:p text:style-name="Preformatted_20_Text"/>
        <text:p text:style-name="Preformatted_20_Text">(4, 6) (-2, -2)</text:p>
        <text:p text:style-name="Preformatted_20_Text"/>
        <text:p text:style-name="Preformatted_20_Text">(-2, -11) (-1, 4) (0, 1) (-17, 10)</text:p>
      </text:section>
      <text:p text:style-name="P4"/>
      <text:p text:style-name="P1">test_ft2</text:p>
      <text:section text:style-name="Sect1" text:name="Section3">
        <text:section-source xlink:href="../TP1ALGO2/test_ft2"/>
        <text:p text:style-name="Preformatted_20_Text">1</text:p>
        <text:p text:style-name="Preformatted_20_Text">1 1</text:p>
        <text:p text:style-name="Preformatted_20_Text">1 1 1 1</text:p>
        <text:p text:style-name="Preformatted_20_Text">1 1 1 1 1 1 1 1</text:p>
        <text:p text:style-name="Preformatted_20_Text">1 1 1 1 1 1 1 1 1 1 1 1 1 1 1 1</text:p>
        <text:p text:style-name="Preformatted_20_Text">1 1 1 1 1 1 1 1 1 1 1 1 1 1 1 1 1 1 1 1 1 1 1 1 1 1 1 1 1 1 1 1</text:p>
      </text:section>
      <text:p text:style-name="P1"/>
      <text:p text:style-name="P5"><text:soft-page-break/>test_ft2.ref</text:p>
      <text:section text:style-name="Sect1" text:name="Section16" text:protected="true">
        <text:section-source xlink:href="../TP1ALGO2/test_ft2.ref"/>
        <text:p text:style-name="Preformatted_20_Text">(1, 0)</text:p>
        <text:p text:style-name="Preformatted_20_Text">(2, 0) (0, 0)</text:p>
        <text:p text:style-name="Preformatted_20_Text">(4, 0) (0, 0) (0, 0) (0, 0)</text:p>
        <text:p text:style-name="Preformatted_20_Text">(8, 0) (0, 0) (0, 0) (0, 0) (0, 0) (0, 0) (0, 0) (0, 0)</text:p>
        <text:p text:style-name="Preformatted_20_Text">(16, 0) (0, 0) (0, 0) (0, 0) (0, 0) (0, 0) (0, 0) (0, 0) (0, 0) (0, 0) (0, 0) (0, 0) (0, 0) (0, 0) (0, 0) (0, 0)</text:p>
        <text:p text:style-name="Preformatted_20_Text">(32, 0) (0, 0) (0, 0) (0, 0) (0, 0) (0, 0) (0, 0) (0, 0) (0, 0) (0, 0) (0, 0) (0, 0) (0, 0) (0, 0) (0, 0) (0, 0) (0, 0) (0, 0) (0, 0) (0, 0) (0, 0) (0, 0) (0, 0) (0, 0) (0, 0) (0, 0) (0, 0) (0, 0) (0, 0) (0, 0) (0, 0) (0, 0)</text:p>
      </text:section>
      <text:p text:style-name="P5"/>
      <text:p text:style-name="P1">test_ft3</text:p>
      <text:section text:style-name="Sect1" text:name="Section4">
        <text:section-source xlink:href="../TP1ALGO2/test_ft3"/>
        <text:p text:style-name="Preformatted_20_Text">(1, 0) (0, 0) 0 (0, 0) 0 0 (0, 0) (0, 0)</text:p>
      </text:section>
      <text:p text:style-name="P1"/>
      <text:p text:style-name="P5">test_ft3.ref</text:p>
      <text:section text:style-name="Sect1" text:name="Section17" text:protected="true">
        <text:section-source xlink:href="../TP1ALGO2/test_ft3.ref"/>
        <text:p text:style-name="Preformatted_20_Text">(1, 0) (1, 0) (1, 0) (1, 0) (1, 0) (1, 0) (1, 0) (1, 0)</text:p>
      </text:section>
      <text:p text:style-name="P5"/>
      <text:p text:style-name="P1">test_ft4</text:p>
      <text:section text:style-name="Sect1" text:name="Section5">
        <text:section-source xlink:href="../TP1ALGO2/test_ft4"/>
        <text:p text:style-name="Preformatted_20_Text">1 1 1 1</text:p>
        <text:p text:style-name="Preformatted_20_Text">(1, 0) (-1, 0) (1, 0) (-1, 0)</text:p>
      </text:section>
      <text:p text:style-name="P1"/>
      <text:p text:style-name="P5">test_ft4.ref</text:p>
      <text:section text:style-name="Sect1" text:name="Section18" text:protected="true">
        <text:section-source xlink:href="../TP1ALGO2/test_ft4.ref"/>
        <text:p text:style-name="Preformatted_20_Text">(4, 0) (0, 0) (0, 0) (0, 0)</text:p>
        <text:p text:style-name="Preformatted_20_Text">(0, 0) (0, 0) (4, 0) (0, 0)</text:p>
      </text:section>
      <text:p text:style-name="P5"/>
      <text:p text:style-name="P1">test_ifft1</text:p>
      <text:section text:style-name="Sect1" text:name="Section6">
        <text:section-source xlink:href="../TP1ALGO2/test_ifft1"/>
        <text:p text:style-name="Preformatted_20_Text">1 1 1</text:p>
        <text:p text:style-name="Preformatted_20_Text">1 1 1 1 1</text:p>
      </text:section>
      <text:p text:style-name="P1"/>
      <text:p text:style-name="P5">test_ifft1.ref</text:p>
      <text:section text:style-name="Sect1" text:name="Section19" text:protected="true">
        <text:section-source xlink:href="../TP1ALGO2/test_ifft1.ref"/>
        <text:p text:style-name="Preformatted_20_Text">(0.75, 0) (0, 0.25) (0.25, 0) (0, -0.25) </text:p>
        <text:p text:style-name="Preformatted_20_Text">(0.625, 0) (0, 0.301777) (0.125, 0) (0, 0.0517767) (0.125, 0) (-9.71445e-17, -0.0517767) (0.125, 0) (0, -0.301777) </text:p>
      </text:section>
      <text:p text:style-name="P5"/>
      <text:p text:style-name="P1">test_ift1</text:p>
      <text:section text:style-name="Sect1" text:name="Section7">
        <text:section-source xlink:href="../TP1ALGO2/test_ift1"/>
        <text:p text:style-name="Preformatted_20_Text">(5,0)</text:p>
        <text:p text:style-name="Preformatted_20_Text">5,0)</text:p>
        <text:p text:style-name="Preformatted_20_Text">(0,8)</text:p>
        <text:p text:style-name="Preformatted_20_Text">0,8)</text:p>
        <text:p text:style-name="Preformatted_20_Text">(1,2)</text:p>
        <text:p text:style-name="Preformatted_20_Text">0,8</text:p>
        <text:p text:style-name="Preformatted_20_Text">(3,4)</text:p>
        <text:p text:style-name="Preformatted_20_Text">(1)</text:p>
        <text:p text:style-name="Preformatted_20_Text">(2,0) (0,0)</text:p>
        <text:p text:style-name="Preformatted_20_Text">(1,)</text:p>
        <text:p text:style-name="Preformatted_20_Text">(0,2) (0,0)</text:p>
        <text:p text:style-name="Preformatted_20_Text">(,2)</text:p>
        <text:p text:style-name="Preformatted_20_Text">(4,6) (-2,-2)</text:p>
        <text:p text:style-name="Preformatted_20_Text">(,)</text:p>
        <text:p text:style-name="Preformatted_20_Text">(-2,-11) (-1,4) (0,1) (-17,10)</text:p>
      </text:section>
      <text:p text:style-name="P1"/>
      <text:p text:style-name="P5">test_ift1.ref</text:p>
      <text:section text:style-name="Sect1" text:name="Section20" text:protected="true">
        <text:section-source xlink:href="../TP1ALGO2/test_ift1.ref"/>
        <text:p text:style-name="Preformatted_20_Text">(5, 0)</text:p>
        <text:p text:style-name="Preformatted_20_Text"/>
        <text:p text:style-name="Preformatted_20_Text">(0, 8)</text:p>
        <text:p text:style-name="Preformatted_20_Text"/>
        <text:p text:style-name="Preformatted_20_Text"><text:soft-page-break/>(1, 2)</text:p>
        <text:p text:style-name="Preformatted_20_Text"/>
        <text:p text:style-name="Preformatted_20_Text">(3, 4)</text:p>
        <text:p text:style-name="Preformatted_20_Text"/>
        <text:p text:style-name="Preformatted_20_Text">(1, 0) (1, 0)</text:p>
        <text:p text:style-name="Preformatted_20_Text"/>
        <text:p text:style-name="Preformatted_20_Text">(0, 1) (0, 1)</text:p>
        <text:p text:style-name="Preformatted_20_Text"/>
        <text:p text:style-name="Preformatted_20_Text">(1, 2) (3, 4)</text:p>
        <text:p text:style-name="Preformatted_20_Text"/>
        <text:p text:style-name="Preformatted_20_Text">(-5, 1) (1, 1) (4, -6) (-2, -7)</text:p>
      </text:section>
      <text:p text:style-name="P5"/>
      <text:p text:style-name="P1">test_ift2</text:p>
      <text:section text:style-name="Sect1" text:name="Section8">
        <text:section-source xlink:href="../TP1ALGO2/test_ift2"/>
        <text:p text:style-name="Preformatted_20_Text">(1,0)</text:p>
        <text:p text:style-name="Preformatted_20_Text">(2,0) (0,0)</text:p>
        <text:p text:style-name="Preformatted_20_Text">(4,0) (0,0) (0,0) (0,0)</text:p>
      </text:section>
      <text:p text:style-name="P1"/>
      <text:p text:style-name="P5">test_ift2.ref</text:p>
      <text:section text:style-name="Sect1" text:name="Section21" text:protected="true">
        <text:section-source xlink:href="../TP1ALGO2/test_ift2.ref"/>
        <text:p text:style-name="Preformatted_20_Text">(1, 0)</text:p>
        <text:p text:style-name="Preformatted_20_Text">(1, 0) (1, 0)</text:p>
        <text:p text:style-name="Preformatted_20_Text">(1, 0) (1, 0) (1, 0) (1, 0)</text:p>
      </text:section>
      <text:p text:style-name="P5"/>
      <text:p text:style-name="P1">test_ift3</text:p>
      <text:section text:style-name="Sect1" text:name="Section9" text:protected="true">
        <text:section-source xlink:href="../TP1ALGO2/test_ift3"/>
        <text:p text:style-name="Preformatted_20_Text">(1,0) (1,0) (1,0) (1,0) (1,0) (1,0) (1,0) (1,0)</text:p>
      </text:section>
      <text:p text:style-name="P1"/>
      <text:p text:style-name="P5">test_ift3.ref</text:p>
      <text:section text:style-name="Sect1" text:name="Section22" text:protected="true">
        <text:section-source xlink:href="../TP1ALGO2/test_ift3.ref"/>
        <text:p text:style-name="Preformatted_20_Text">(1, 0) (0, 0) (0, 0) (0, 0) (0, 0) (0, 0) (0, 0) (0, 0)</text:p>
      </text:section>
      <text:p text:style-name="P5"/>
      <text:p text:style-name="P1">test_ift4</text:p>
      <text:section text:style-name="Sect1" text:name="Section10">
        <text:section-source xlink:href="../TP1ALGO2/test_ift4"/>
        <text:p text:style-name="Preformatted_20_Text">(4, 0) (0, 0) (0, 0) (0, 0)</text:p>
        <text:p text:style-name="Preformatted_20_Text">(0, 0) (0, 0) (4, 0) (0, 0)</text:p>
      </text:section>
      <text:p text:style-name="P1"/>
      <text:p text:style-name="P5">test_ift4.ref</text:p>
      <text:section text:style-name="Sect1" text:name="Section23" text:protected="true">
        <text:section-source xlink:href="../TP1ALGO2/test_ift4.ref"/>
        <text:p text:style-name="Preformatted_20_Text">1 1 1 1</text:p>
        <text:p text:style-name="Preformatted_20_Text">(1, 0) (-1, 0) (1, 0) (-1, 0)</text:p>
      </text:section>
      <text:p text:style-name="P5"/>
      <text:p text:style-name="P1">test_vector</text:p>
      <text:section text:style-name="Sect1" text:name="Section11">
        <text:section-source xlink:href="../TP1ALGO2/test_vector_t.txt"/>
        <text:p text:style-name="Preformatted_20_Text">#STREAM</text:p>
        <text:p text:style-name="Preformatted_20_Text">1 = (1,0)</text:p>
        <text:p text:style-name="Preformatted_20_Text">1 1 = (1,0) (1,0)</text:p>
        <text:p text:style-name="Preformatted_20_Text">1 0 0 <text:s/>= (1,0) (0,0) (0,0)</text:p>
        <text:p text:style-name="Preformatted_20_Text">(1,1,1) = ERROR</text:p>
        <text:p text:style-name="Preformatted_20_Text">(1,0) (2,1) (3,4) = (1,0) (2,1) (3,4)</text:p>
        <text:p text:style-name="Preformatted_20_Text">(1,) = ERROR</text:p>
        <text:p text:style-name="Preformatted_20_Text"/>
        <text:p text:style-name="Preformatted_20_Text">#LARGO</text:p>
        <text:p text:style-name="Preformatted_20_Text">1 = 1</text:p>
        <text:p text:style-name="Preformatted_20_Text">1 1 1 = 3</text:p>
        <text:p text:style-name="Preformatted_20_Text">(1,0) (1,0) = 2</text:p>
        <text:p text:style-name="Preformatted_20_Text">0 0 = 2</text:p>
        <text:p text:style-name="Preformatted_20_Text">= 0</text:p>
        <text:p text:style-name="Preformatted_20_Text">(1,0) 0 0 0 0 4 5 = 7</text:p>
        <text:p text:style-name="Preformatted_20_Text">(111,11,1) = ERROR</text:p>
        <text:p text:style-name="Preformatted_20_Text"/>
        <text:p text:style-name="Preformatted_20_Text">#==</text:p>
        <text:p text:style-name="Preformatted_20_Text">(1,0) == 1 = TRUE</text:p>
        <text:p text:style-name="Preformatted_20_Text"><text:soft-page-break/>0 == 2 = FALSE</text:p>
        <text:p text:style-name="Preformatted_20_Text">1 1 == (1,0) (1,0) = TRUE</text:p>
        <text:p text:style-name="Preformatted_20_Text">(1,2) == (1,2) = TRUE</text:p>
      </text:section>
      <text:p text:style-name="P1"/>
      <text:p text:style-name="P1">Código de Prueba:</text:p>
      <text:p text:style-name="P1">test_vector.cpp</text:p>
      <text:section text:style-name="Sect1" text:name="Section12">
        <text:section-source xlink:href="../TP1ALGO2/test_vector.cpp"/>
        <text:p text:style-name="Preformatted_20_Text">#include &lt;iostream&gt;</text:p>
        <text:p text:style-name="Preformatted_20_Text">#include &lt;sstream&gt;</text:p>
        <text:p text:style-name="Preformatted_20_Text">#include &lt;stdlib.h&gt;</text:p>
        <text:p text:style-name="Preformatted_20_Text">#include &lt;fstream&gt;</text:p>
        <text:p text:style-name="Preformatted_20_Text">#include &lt;string.h&gt;</text:p>
        <text:p text:style-name="Preformatted_20_Text"/>
        <text:p text:style-name="Preformatted_20_Text">#include "complejo.h"</text:p>
        <text:p text:style-name="Preformatted_20_Text">#include "vector_t.h"</text:p>
        <text:p text:style-name="Preformatted_20_Text"/>
        <text:p text:style-name="Preformatted_20_Text">using namespace std;</text:p>
        <text:p text:style-name="Preformatted_20_Text"/>
        <text:p text:style-name="Preformatted_20_Text">//------------------------------------------------------------</text:p>
        <text:p text:style-name="Preformatted_20_Text">void OperacionSuma(ofstream &amp;, string );</text:p>
        <text:p text:style-name="Preformatted_20_Text">void OperacionIO(ofstream &amp;, string);</text:p>
        <text:p text:style-name="Preformatted_20_Text">void OperacionLargo(ofstream &amp;, string);</text:p>
        <text:p text:style-name="Preformatted_20_Text">void OperacionIgualdad(ofstream &amp;, string);</text:p>
        <text:p text:style-name="Preformatted_20_Text"/>
        <text:p text:style-name="Preformatted_20_Text">#define TEST_LARGO_OPCIONES_METODOS 4</text:p>
        <text:p text:style-name="Preformatted_20_Text">char * const Opciones_metodos[] = </text:p>
        <text:p text:style-name="Preformatted_20_Text">{</text:p>
        <text:p text:style-name="Preformatted_20_Text"><text:s text:c="4"/>"#+", //0-Prueba el operador suma</text:p>
        <text:p text:style-name="Preformatted_20_Text"><text:s text:c="4"/>"#STREAM", //1-Prueba el input y el output</text:p>
        <text:p text:style-name="Preformatted_20_Text"><text:s text:c="4"/>"#LARGO", //2-Prueba el largo del vector</text:p>
        <text:p text:style-name="Preformatted_20_Text"><text:s text:c="4"/>"#==" <text:s/>//3-Prueba la igualdad</text:p>
        <text:p text:style-name="Preformatted_20_Text">};</text:p>
        <text:p text:style-name="Preformatted_20_Text"/>
        <text:p text:style-name="Preformatted_20_Text">void (*Operaciones[])(ofstream &amp;, string) =</text:p>
        <text:p text:style-name="Preformatted_20_Text">{</text:p>
        <text:p text:style-name="Preformatted_20_Text"><text:s text:c="4"/>OperacionSuma,</text:p>
        <text:p text:style-name="Preformatted_20_Text"><text:s text:c="4"/>OperacionIO,</text:p>
        <text:p text:style-name="Preformatted_20_Text"><text:s text:c="4"/>OperacionLargo,</text:p>
        <text:p text:style-name="Preformatted_20_Text"><text:s text:c="4"/>OperacionIgualdad</text:p>
        <text:p text:style-name="Preformatted_20_Text">};</text:p>
        <text:p text:style-name="Preformatted_20_Text"/>
        <text:p text:style-name="Preformatted_20_Text">//------------------------------------------------------</text:p>
        <text:p text:style-name="Preformatted_20_Text"/>
        <text:p text:style-name="Preformatted_20_Text">int main(int argc, char ** argv)</text:p>
        <text:p text:style-name="Preformatted_20_Text">{</text:p>
        <text:p text:style-name="Preformatted_20_Text"><text:s text:c="4"/>ifstream file_in;</text:p>
        <text:p text:style-name="Preformatted_20_Text"><text:s text:c="4"/>ofstream file_out;</text:p>
        <text:p text:style-name="Preformatted_20_Text"><text:s text:c="4"/>string nombre_archivo(argv[1]);</text:p>
        <text:p text:style-name="Preformatted_20_Text"><text:s text:c="4"/>string line_readed;</text:p>
        <text:p text:style-name="Preformatted_20_Text"><text:s text:c="4"/>bool operacion_elegida = false;</text:p>
        <text:p text:style-name="Preformatted_20_Text"><text:s text:c="4"/></text:p>
        <text:p text:style-name="Preformatted_20_Text"><text:s text:c="4"/>void (*Operacion_a_probar)(ofstream &amp;, string);</text:p>
        <text:p text:style-name="Preformatted_20_Text"/>
        <text:p text:style-name="Preformatted_20_Text"><text:s text:c="4"/>file_in.open(nombre_archivo);</text:p>
        <text:p text:style-name="Preformatted_20_Text"><text:s text:c="4"/>file_out.open("out_" + nombre_archivo, ofstream::trunc);</text:p>
        <text:p text:style-name="Preformatted_20_Text"/>
        <text:p text:style-name="Preformatted_20_Text"><text:s text:c="4"/>if(!file_in || !file_out)</text:p>
        <text:p text:style-name="Preformatted_20_Text"><text:s text:c="4"/>{</text:p>
        <text:p text:style-name="Preformatted_20_Text"><text:s text:c="8"/>cout &lt;&lt; "No se pudo abrir el archivo de prueba\n";</text:p>
        <text:p text:style-name="Preformatted_20_Text"><text:s text:c="8"/>return 1;</text:p>
        <text:p text:style-name="Preformatted_20_Text"><text:soft-page-break/><text:s text:c="4"/>}</text:p>
        <text:p text:style-name="Preformatted_20_Text"/>
        <text:p text:style-name="Preformatted_20_Text"><text:s text:c="4"/>while(!file_in.eof())</text:p>
        <text:p text:style-name="Preformatted_20_Text"><text:s text:c="4"/>{</text:p>
        <text:p text:style-name="Preformatted_20_Text"><text:s text:c="8"/>getline(file_in, line_readed);</text:p>
        <text:p text:style-name="Preformatted_20_Text"/>
        <text:p text:style-name="Preformatted_20_Text"><text:s text:c="8"/>//En caso de que la linea este vacia, saltear</text:p>
        <text:p text:style-name="Preformatted_20_Text"><text:s text:c="8"/>if(line_readed.empty())</text:p>
        <text:p text:style-name="Preformatted_20_Text"><text:s text:c="8"/>{</text:p>
        <text:p text:style-name="Preformatted_20_Text"><text:s text:c="12"/>file_out &lt;&lt; endl;</text:p>
        <text:p text:style-name="Preformatted_20_Text"><text:s text:c="12"/>continue;</text:p>
        <text:p text:style-name="Preformatted_20_Text"><text:s text:c="8"/>}</text:p>
        <text:p text:style-name="Preformatted_20_Text"/>
        <text:p text:style-name="Preformatted_20_Text"><text:s text:c="8"/>else <text:s/>//En caso de que sea una de las opciones</text:p>
        <text:p text:style-name="Preformatted_20_Text"><text:s text:c="8"/>{</text:p>
        <text:p text:style-name="Preformatted_20_Text"><text:s text:c="12"/>for(int i = 0; i &lt; TEST_LARGO_OPCIONES_METODOS; i++)</text:p>
        <text:p text:style-name="Preformatted_20_Text"><text:s text:c="12"/>{</text:p>
        <text:p text:style-name="Preformatted_20_Text"><text:s text:c="16"/>if(strcmp(line_readed.c_str(),Opciones_metodos[i]) == 0)</text:p>
        <text:p text:style-name="Preformatted_20_Text"><text:s text:c="16"/>{</text:p>
        <text:p text:style-name="Preformatted_20_Text"><text:s text:c="20"/>file_out &lt;&lt; Opciones_metodos[i] &lt;&lt; endl;</text:p>
        <text:p text:style-name="Preformatted_20_Text"><text:s text:c="20"/>Operacion_a_probar = Operaciones[i];</text:p>
        <text:p text:style-name="Preformatted_20_Text"><text:s text:c="20"/>operacion_elegida = true;</text:p>
        <text:p text:style-name="Preformatted_20_Text"><text:s text:c="16"/>}</text:p>
        <text:p text:style-name="Preformatted_20_Text"><text:s text:c="12"/>}</text:p>
        <text:p text:style-name="Preformatted_20_Text"><text:s text:c="8"/>}</text:p>
        <text:p text:style-name="Preformatted_20_Text"/>
        <text:p text:style-name="Preformatted_20_Text"><text:s text:c="8"/>if(operacion_elegida) //Salteo esta iteracion si hubo un metodo elegido</text:p>
        <text:p text:style-name="Preformatted_20_Text"><text:s text:c="8"/>{</text:p>
        <text:p text:style-name="Preformatted_20_Text"><text:s text:c="12"/>operacion_elegida = false;</text:p>
        <text:p text:style-name="Preformatted_20_Text"><text:s text:c="12"/>continue;</text:p>
        <text:p text:style-name="Preformatted_20_Text"><text:s text:c="8"/>}</text:p>
        <text:p text:style-name="Preformatted_20_Text"/>
        <text:p text:style-name="Preformatted_20_Text"><text:s text:c="8"/>Operacion_a_probar(file_out, line_readed); //Pruebo la operacion</text:p>
        <text:p text:style-name="Preformatted_20_Text"><text:s text:c="4"/>}</text:p>
        <text:p text:style-name="Preformatted_20_Text"/>
        <text:p text:style-name="Preformatted_20_Text"><text:s text:c="4"/>file_in.close();</text:p>
        <text:p text:style-name="Preformatted_20_Text"><text:s text:c="4"/>file_out.close();</text:p>
        <text:p text:style-name="Preformatted_20_Text">}</text:p>
        <text:p text:style-name="Preformatted_20_Text"/>
        <text:p text:style-name="Preformatted_20_Text">void OperacionSuma(ofstream &amp; out, string line){return;}</text:p>
        <text:p text:style-name="Preformatted_20_Text"/>
        <text:p text:style-name="Preformatted_20_Text">void OperacionIO(ofstream &amp; out, string line){</text:p>
        <text:p text:style-name="Preformatted_20_Text"/>
        <text:p text:style-name="Preformatted_20_Text"><text:s text:c="4"/>vector_t vector_prueba;</text:p>
        <text:p text:style-name="Preformatted_20_Text"><text:s text:c="4"/>string print_line = line.substr(0, line.find_last_of("="));</text:p>
        <text:p text:style-name="Preformatted_20_Text"><text:s text:c="4"/>stringstream string_buffer(print_line);</text:p>
        <text:p text:style-name="Preformatted_20_Text"/>
        <text:p text:style-name="Preformatted_20_Text"><text:s text:c="4"/>out &lt;&lt; print_line &lt;&lt; " = ";</text:p>
        <text:p text:style-name="Preformatted_20_Text"><text:s text:c="4"/>string_buffer &gt;&gt; <text:s/>vector_prueba;</text:p>
        <text:p text:style-name="Preformatted_20_Text"/>
        <text:p text:style-name="Preformatted_20_Text"><text:s text:c="4"/>if(string_buffer.bad())</text:p>
        <text:p text:style-name="Preformatted_20_Text"><text:s text:c="4"/>{</text:p>
        <text:p text:style-name="Preformatted_20_Text"><text:s text:c="8"/>out &lt;&lt; "ERROR" &lt;&lt; endl;</text:p>
        <text:p text:style-name="Preformatted_20_Text"><text:s text:c="8"/>return;</text:p>
        <text:p text:style-name="Preformatted_20_Text"><text:s text:c="4"/>}</text:p>
        <text:p text:style-name="Preformatted_20_Text"/>
        <text:p text:style-name="Preformatted_20_Text"><text:s text:c="4"/>out &lt;&lt; vector_prueba &lt;&lt; endl;</text:p>
        <text:p text:style-name="Preformatted_20_Text"><text:s text:c="4"/>return;</text:p>
        <text:p text:style-name="Preformatted_20_Text">}</text:p>
        <text:p text:style-name="Preformatted_20_Text"><text:soft-page-break/></text:p>
        <text:p text:style-name="Preformatted_20_Text">void OperacionLargo(ofstream &amp; out, string line){</text:p>
        <text:p text:style-name="Preformatted_20_Text"/>
        <text:p text:style-name="Preformatted_20_Text"><text:s text:c="4"/>vector_t vector_prueba;</text:p>
        <text:p text:style-name="Preformatted_20_Text"><text:s text:c="4"/>string print_line = line.substr(0, line.find_last_of("="));</text:p>
        <text:p text:style-name="Preformatted_20_Text"><text:s text:c="4"/>stringstream string_buffer(print_line);</text:p>
        <text:p text:style-name="Preformatted_20_Text"/>
        <text:p text:style-name="Preformatted_20_Text"><text:s text:c="4"/>out &lt;&lt; print_line &lt;&lt; " = ";</text:p>
        <text:p text:style-name="Preformatted_20_Text"><text:s text:c="4"/>string_buffer &gt;&gt; <text:s/>vector_prueba;</text:p>
        <text:p text:style-name="Preformatted_20_Text"/>
        <text:p text:style-name="Preformatted_20_Text"><text:s text:c="4"/>if(string_buffer.bad())</text:p>
        <text:p text:style-name="Preformatted_20_Text"><text:s text:c="4"/>{</text:p>
        <text:p text:style-name="Preformatted_20_Text"><text:s text:c="8"/>out &lt;&lt; "ERROR" &lt;&lt; endl;</text:p>
        <text:p text:style-name="Preformatted_20_Text"><text:s text:c="8"/>return;</text:p>
        <text:p text:style-name="Preformatted_20_Text"><text:s text:c="4"/>}</text:p>
        <text:p text:style-name="Preformatted_20_Text"/>
        <text:p text:style-name="Preformatted_20_Text"><text:s text:c="4"/>out &lt;&lt; vector_prueba.leng() &lt;&lt; endl;</text:p>
        <text:p text:style-name="Preformatted_20_Text"><text:s text:c="4"/>return;</text:p>
        <text:p text:style-name="Preformatted_20_Text">}</text:p>
        <text:p text:style-name="Preformatted_20_Text"/>
        <text:p text:style-name="Preformatted_20_Text">void OperacionIgualdad(ofstream &amp; out, string line){</text:p>
        <text:p text:style-name="Preformatted_20_Text"><text:s text:c="4"/></text:p>
        <text:p text:style-name="Preformatted_20_Text"><text:s text:c="4"/>vector_t vector_izquierdo, vector_derecho;</text:p>
        <text:p text:style-name="Preformatted_20_Text"><text:s text:c="4"/>string print_line = line.substr(0, line.find_last_of("="));</text:p>
        <text:p text:style-name="Preformatted_20_Text"><text:s text:c="4"/>string line_after_operator = print_line.substr(print_line.find_first_of("=") + 1);</text:p>
        <text:p text:style-name="Preformatted_20_Text"/>
        <text:p text:style-name="Preformatted_20_Text"><text:s text:c="4"/>out &lt;&lt; print_line &lt;&lt; " = ";</text:p>
        <text:p text:style-name="Preformatted_20_Text"><text:s text:c="4"/></text:p>
        <text:p text:style-name="Preformatted_20_Text"><text:s text:c="4"/>stringstream buffer_izquierdo(print_line.substr(0,print_line.find_first_of("=")));</text:p>
        <text:p text:style-name="Preformatted_20_Text"><text:s text:c="4"/>stringstream buffer_derecho(line_after_operator.substr(1,line_after_operator.size()-1)); //Borro basura</text:p>
        <text:p text:style-name="Preformatted_20_Text"><text:s text:c="4"/></text:p>
        <text:p text:style-name="Preformatted_20_Text"><text:s text:c="4"/>buffer_izquierdo &gt;&gt; vector_izquierdo;</text:p>
        <text:p text:style-name="Preformatted_20_Text"><text:s text:c="4"/>buffer_derecho &gt;&gt; vector_derecho;</text:p>
        <text:p text:style-name="Preformatted_20_Text"/>
        <text:p text:style-name="Preformatted_20_Text"><text:s text:c="4"/>if(vector_izquierdo == vector_derecho)</text:p>
        <text:p text:style-name="Preformatted_20_Text"><text:s text:c="4"/>{</text:p>
        <text:p text:style-name="Preformatted_20_Text"><text:s text:c="8"/>out &lt;&lt; "TRUE" &lt;&lt; endl;</text:p>
        <text:p text:style-name="Preformatted_20_Text"><text:s text:c="8"/>return;</text:p>
        <text:p text:style-name="Preformatted_20_Text"><text:s text:c="4"/>}</text:p>
        <text:p text:style-name="Preformatted_20_Text"/>
        <text:p text:style-name="Preformatted_20_Text"><text:s text:c="4"/>out &lt;&lt; "FALSE" &lt;&lt; endl;</text:p>
        <text:p text:style-name="Preformatted_20_Text"><text:s text:c="4"/>return;</text:p>
        <text:p text:style-name="Preformatted_20_Text">}</text:p>
      </text:section>
      <text:p text:style-name="P1"/>
      <text:p text:style-name="P1">test_diff.cpp</text:p>
      <text:section text:style-name="Sect1" text:name="Section13">
        <text:section-source xlink:href="../TP1ALGO2/test_diff.cpp"/>
        <text:p text:style-name="Preformatted_20_Text">#include &lt;iostream&gt;</text:p>
        <text:p text:style-name="Preformatted_20_Text">#include &lt;fstream&gt;</text:p>
        <text:p text:style-name="Preformatted_20_Text">#include &lt;sstream&gt;</text:p>
        <text:p text:style-name="Preformatted_20_Text"><text:s text:c="4"/>using namespace std;</text:p>
        <text:p text:style-name="Preformatted_20_Text">#include &lt;string&gt;</text:p>
        <text:p text:style-name="Preformatted_20_Text"/>
        <text:p text:style-name="Preformatted_20_Text">#include "vector_t.h"</text:p>
        <text:p text:style-name="Preformatted_20_Text">#include "complejo.h"</text:p>
        <text:p text:style-name="Preformatted_20_Text"/>
        <text:p text:style-name="Preformatted_20_Text">#define MAX_DIF 1e-5</text:p>
        <text:p text:style-name="Preformatted_20_Text"><text:soft-page-break/></text:p>
        <text:p text:style-name="Preformatted_20_Text"/>
        <text:p text:style-name="Preformatted_20_Text">//compara dos archivos de igual nombre pero diferente extención</text:p>
        <text:p text:style-name="Preformatted_20_Text">//se debe ingresar solo el nombre del archivo como argumento</text:p>
        <text:p text:style-name="Preformatted_20_Text">//Este programa da por sentado que los archvios de referencia están bien escritos. si esto no es así podria fallar</text:p>
        <text:p text:style-name="Preformatted_20_Text"/>
        <text:p text:style-name="Preformatted_20_Text">int main(int argc, char const *argv[])</text:p>
        <text:p text:style-name="Preformatted_20_Text">{</text:p>
        <text:p text:style-name="Preformatted_20_Text"><text:s text:c="4"/>string name_file = argv[1];</text:p>
        <text:p text:style-name="Preformatted_20_Text"/>
        <text:p text:style-name="Preformatted_20_Text"><text:s text:c="4"/>ifstream file_out(name_file + ".out");</text:p>
        <text:p text:style-name="Preformatted_20_Text"><text:s text:c="4"/>ifstream file_ref(name_file + ".ref");</text:p>
        <text:p text:style-name="Preformatted_20_Text"/>
        <text:p text:style-name="Preformatted_20_Text"><text:s text:c="4"/>string line_out;</text:p>
        <text:p text:style-name="Preformatted_20_Text"><text:s text:c="4"/>string line_ref;</text:p>
        <text:p text:style-name="Preformatted_20_Text"/>
        <text:p text:style-name="Preformatted_20_Text"><text:s text:c="4"/>complejo c_out, c_ref;</text:p>
        <text:p text:style-name="Preformatted_20_Text"><text:s text:c="4"/>int i = 1;</text:p>
        <text:p text:style-name="Preformatted_20_Text"><text:s text:c="4"/>bool good = true;</text:p>
        <text:p text:style-name="Preformatted_20_Text"><text:s text:c="4"/>bool eof = false;</text:p>
        <text:p text:style-name="Preformatted_20_Text"><text:s text:c="4"/>bool falla_lectura = false;</text:p>
        <text:p text:style-name="Preformatted_20_Text"><text:s text:c="4"/>bool linea_corrupta;</text:p>
        <text:p text:style-name="Preformatted_20_Text"/>
        <text:p text:style-name="Preformatted_20_Text"><text:s text:c="4"/>if(!file_out.is_open() || !file_ref.is_open()){</text:p>
        <text:p text:style-name="Preformatted_20_Text"><text:s text:c="8"/>cout &lt;&lt; "error al abrir los archivos " &lt;&lt; endl;</text:p>
        <text:p text:style-name="Preformatted_20_Text"><text:s text:c="8"/>return 1;</text:p>
        <text:p text:style-name="Preformatted_20_Text"><text:s text:c="4"/>}</text:p>
        <text:p text:style-name="Preformatted_20_Text"/>
        <text:p text:style-name="Preformatted_20_Text"><text:s text:c="4"/>while(!eof &amp;&amp; !falla_lectura){</text:p>
        <text:p text:style-name="Preformatted_20_Text"/>
        <text:p text:style-name="Preformatted_20_Text"><text:s text:c="8"/>linea_corrupta = false;</text:p>
        <text:p text:style-name="Preformatted_20_Text"/>
        <text:p text:style-name="Preformatted_20_Text"><text:s text:c="8"/>getline(file_out, line_out);</text:p>
        <text:p text:style-name="Preformatted_20_Text"><text:s text:c="8"/>getline(file_ref, line_ref);</text:p>
        <text:p text:style-name="Preformatted_20_Text"/>
        <text:p text:style-name="Preformatted_20_Text"><text:s text:c="8"/>if(file_out.eof() || file_ref.eof()){</text:p>
        <text:p text:style-name="Preformatted_20_Text"/>
        <text:p text:style-name="Preformatted_20_Text"><text:s text:c="12"/>eof = true;</text:p>
        <text:p text:style-name="Preformatted_20_Text"><text:s text:c="12"/>continue;</text:p>
        <text:p text:style-name="Preformatted_20_Text"><text:s text:c="8"/>}</text:p>
        <text:p text:style-name="Preformatted_20_Text"/>
        <text:p text:style-name="Preformatted_20_Text"><text:s text:c="8"/>if(file_out.bad() || file_ref.bad()){</text:p>
        <text:p text:style-name="Preformatted_20_Text"/>
        <text:p text:style-name="Preformatted_20_Text"><text:s text:c="12"/>cout &lt;&lt; "Error al leer el los archivos" &lt;&lt; endl;</text:p>
        <text:p text:style-name="Preformatted_20_Text"><text:s text:c="12"/>falla_lectura = true;</text:p>
        <text:p text:style-name="Preformatted_20_Text"><text:s text:c="12"/>good = false;</text:p>
        <text:p text:style-name="Preformatted_20_Text"><text:s text:c="12"/>continue;</text:p>
        <text:p text:style-name="Preformatted_20_Text"><text:s text:c="8"/>}</text:p>
        <text:p text:style-name="Preformatted_20_Text"><text:s/></text:p>
        <text:p text:style-name="Preformatted_20_Text"><text:s text:c="8"/>if(line_out.compare(line_ref)){</text:p>
        <text:p text:style-name="Preformatted_20_Text"/>
        <text:p text:style-name="Preformatted_20_Text"><text:s text:c="12"/>if(line_out.empty() || line_ref.empty()){</text:p>
        <text:p text:style-name="Preformatted_20_Text"><text:s text:c="16"/>cout &lt;&lt; "ERROR en la linea nº " &lt;&lt; i &lt;&lt; "\n" &lt;&lt; line_out &lt;&lt; "\nEs diferente a:\n" &lt;&lt; line_ref &lt;&lt; "\n" &lt;&lt; endl;</text:p>
        <text:p text:style-name="Preformatted_20_Text"><text:s text:c="20"/>good = false;</text:p>
        <text:p text:style-name="Preformatted_20_Text"><text:s text:c="20"/>i++;</text:p>
        <text:p text:style-name="Preformatted_20_Text"><text:s text:c="20"/>continue;</text:p>
        <text:p text:style-name="Preformatted_20_Text"><text:s text:c="12"/>}</text:p>
        <text:p text:style-name="Preformatted_20_Text"><text:soft-page-break/></text:p>
        <text:p text:style-name="Preformatted_20_Text"><text:s text:c="12"/>istringstream str_line_out(line_out);</text:p>
        <text:p text:style-name="Preformatted_20_Text"><text:s text:c="12"/>istringstream str_line_ref(line_ref);</text:p>
        <text:p text:style-name="Preformatted_20_Text"/>
        <text:p text:style-name="Preformatted_20_Text"><text:s text:c="12"/>while(str_line_out &gt;&gt; c_out &amp;&amp; str_line_ref &gt;&gt; c_ref &amp;&amp; !linea_corrupta){</text:p>
        <text:p text:style-name="Preformatted_20_Text"/>
        <text:p text:style-name="Preformatted_20_Text"><text:s text:c="16"/>if(abs(c_out.re() - c_ref.re()) &gt; MAX_DIF || abs(c_out.im() - c_ref.im()) &gt; MAX_DIF){ </text:p>
        <text:p text:style-name="Preformatted_20_Text"><text:s text:c="16"/>//compara los complejos con cierta tolerancia</text:p>
        <text:p text:style-name="Preformatted_20_Text"/>
        <text:p text:style-name="Preformatted_20_Text"><text:s text:c="20"/>cout &lt;&lt; "ERROR en la linea nº " &lt;&lt; i &lt;&lt; "\n" &lt;&lt; line_out &lt;&lt; "\nEs diferente a:\n" &lt;&lt; line_ref &lt;&lt; "\n" &lt;&lt; endl;</text:p>
        <text:p text:style-name="Preformatted_20_Text"><text:s text:c="20"/>linea_corrupta = true;</text:p>
        <text:p text:style-name="Preformatted_20_Text"><text:s text:c="20"/>good = false;</text:p>
        <text:p text:style-name="Preformatted_20_Text"><text:s text:c="16"/>}</text:p>
        <text:p text:style-name="Preformatted_20_Text"><text:s text:c="12"/>}</text:p>
        <text:p text:style-name="Preformatted_20_Text"><text:s text:c="8"/>}</text:p>
        <text:p text:style-name="Preformatted_20_Text"><text:s text:c="8"/>i++;</text:p>
        <text:p text:style-name="Preformatted_20_Text"><text:s text:c="4"/>}</text:p>
        <text:p text:style-name="Preformatted_20_Text"/>
        <text:p text:style-name="Preformatted_20_Text"><text:s text:c="4"/>if(!falla_lectura &amp;&amp; file_out.eof() != file_ref.eof()){</text:p>
        <text:p text:style-name="Preformatted_20_Text"><text:s text:c="8"/>cout &lt;&lt; "ERROR: faltan lineas en el archivo" &lt;&lt; endl;</text:p>
        <text:p text:style-name="Preformatted_20_Text"><text:s text:c="8"/>good = false;</text:p>
        <text:p text:style-name="Preformatted_20_Text"><text:s text:c="4"/>}</text:p>
        <text:p text:style-name="Preformatted_20_Text"/>
        <text:p text:style-name="Preformatted_20_Text"><text:s text:c="4"/>file_out.close();</text:p>
        <text:p text:style-name="Preformatted_20_Text"><text:s text:c="4"/>file_ref.close();</text:p>
        <text:p text:style-name="Preformatted_20_Text"/>
        <text:p text:style-name="Preformatted_20_Text"><text:s text:c="4"/>if(good)</text:p>
        <text:p text:style-name="Preformatted_20_Text"><text:s text:c="8"/>return 0;</text:p>
        <text:p text:style-name="Preformatted_20_Text"/>
        <text:p text:style-name="Preformatted_20_Text"><text:s text:c="4"/>else</text:p>
        <text:p text:style-name="Preformatted_20_Text"><text:s text:c="8"/>return 1;</text:p>
        <text:p text:style-name="Preformatted_20_Text">}</text:p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6:42:35.742412132</meta:creation-date>
    <dc:date>2019-12-05T15:13:42.371287781</dc:date>
    <meta:editing-duration>PT8M17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8" meta:paragraph-count="331" meta:word-count="1244" meta:character-count="8476" meta:non-whitespace-character-count="6407"/>
  </office:meta>
</office:document-meta>
</file>